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No_20_Spacing" style:list-style-name="L1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ovements to make to the TNU Visual Novel</text:p>
      <text:p text:style-name="Standard"/>
      <text:p text:style-name="Standard"/>
      <text:list xml:id="list2849130542583445690" text:style-name="L1">
        <text:list-item>
          <text:p text:style-name="P3">I have noticed that the Back button is a problem. How do I make a on click button command that sends you back to whichever previous scene/point in the game you were at?</text:p>
        </text:list-item>
        <text:list-item>
          <text:p text:style-name="P3">Maybe the Save Slots and the Load Slots Menus don't need to be separate scenes but UI that overlaps the game/scene like a pause menu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203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04/0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1-04T17:41:10.52</meta:creation-date>
    <dc:date>2018-01-08T18:28:59.81</dc:date>
    <dc:creator>Charlie Gracie</dc:creator>
    <meta:editing-duration>PT6H20M4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69" meta:character-count="355"/>
  </office:meta>
</office:document-meta>
</file>